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01cm" table:align="margins"/>
    </style:style>
    <style:style style:name="Tabla1.A" style:family="table-column">
      <style:table-column-properties style:column-width="2.686cm" style:rel-column-width="9362*"/>
    </style:style>
    <style:style style:name="Tabla1.B" style:family="table-column">
      <style:table-column-properties style:column-width="4.029cm" style:rel-column-width="14043*"/>
    </style:style>
    <style:style style:name="Tabla1.F" style:family="table-column">
      <style:table-column-properties style:column-width="2.686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801cm" table:align="margins"/>
    </style:style>
    <style:style style:name="Tabla2.A" style:family="table-column">
      <style:table-column-properties style:column-width="6.2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font-size="10pt" style:font-size-asian="10pt" style:font-size-complex="10pt"/>
    </style:style>
    <style:style style:name="P12" style:family="paragraph" style:parent-style-name="Standard" style:list-style-name="L3">
      <style:text-properties fo:font-size="8pt" style:font-size-asian="8pt" style:font-size-complex="8pt"/>
    </style:style>
    <style:style style:name="P13" style:family="paragraph" style:parent-style-name="Table_20_Contents" style:list-style-name="L4"/>
    <style:style style:name="P14" style:family="paragraph" style:parent-style-name="Table_20_Contents" style:list-style-name="L4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2">Requerimientos:</text:p>
      <text:list xml:id="list40276816" text:style-name="L1">
        <text:list-item>
          <text:p text:style-name="P8">Clientes:</text:p>
          <text:list>
            <text:list-item>
              <text:p text:style-name="P8">Reservar habitación</text:p>
            </text:list-item>
            <text:list-item>
              <text:p text:style-name="P8">Calendario con habitaciones disponibles de un mes</text:p>
            </text:list-item>
          </text:list>
        </text:list-item>
        <text:list-item>
          <text:p text:style-name="P8">Administrador:</text:p>
          <text:list>
            <text:list-item>
              <text:p text:style-name="P8">Calendario con hab...</text:p>
            </text:list-item>
            <text:list-item>
              <text:p text:style-name="P8">Anular reserva</text:p>
            </text:list-item>
            <text:list-item>
              <text:p text:style-name="P8">Login passport</text:p>
              <text:p text:style-name="P8"/>
            </text:list-item>
          </text:list>
        </text:list-item>
      </text:list>
      <text:p text:style-name="P3">Estructura datos (Normalized version):</text:p>
      <text:p text:style-name="P3"/>
      <table:table table:name="Tabla1" table:style-name="Tabla1">
        <table:table-column table:style-name="Tabla1.A"/>
        <table:table-column table:style-name="Tabla1.B" table:number-columns-repeated="2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Standard">Room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>Customer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>Booking</text:p>
          </table:table-cell>
          <table:table-cell table:style-name="Tabla1.F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>id</text:p>
            <text:p text:style-name="Standard">number</text:p>
            <text:p text:style-name="Standard">isDouble</text:p>
          </table:table-cell>
          <table:table-cell table:style-name="Tabla1.A2" office:value-type="string">
            <text:p text:style-name="Standard">ObjectId</text:p>
            <text:p text:style-name="Standard">Number</text:p>
            <text:p text:style-name="Standard">Boolean</text:p>
          </table:table-cell>
          <table:table-cell table:style-name="Tabla1.A2" office:value-type="string">
            <text:p text:style-name="Standard">Id</text:p>
            <text:p text:style-name="Standard">name</text:p>
            <text:p text:style-name="Standard">email</text:p>
          </table:table-cell>
          <table:table-cell table:style-name="Tabla1.A2" office:value-type="string">
            <text:p text:style-name="Standard">ObjectId</text:p>
            <text:p text:style-name="Standard">String</text:p>
            <text:p text:style-name="Standard">String</text:p>
            <text:p text:style-name="Standard"/>
          </table:table-cell>
          <table:table-cell table:style-name="Tabla1.A2" office:value-type="string">
            <text:p text:style-name="Standard">Id</text:p>
            <text:p text:style-name="Standard">room_id</text:p>
            <text:p text:style-name="Standard">customer_id</text:p>
            <text:p text:style-name="Standard">check-date</text:p>
            <text:p text:style-name="Standard">isDouble</text:p>
          </table:table-cell>
          <table:table-cell table:style-name="Tabla1.F2" office:value-type="string">
            <text:p text:style-name="Standard">ObjectId</text:p>
            <text:p text:style-name="Standard">ObjectId</text:p>
            <text:p text:style-name="Standard">ObjectId</text:p>
            <text:p text:style-name="Standard">Date</text:p>
            <text:p text:style-name="Standard">Boolean</text:p>
          </table:table-cell>
        </table:table-row>
      </table:table>
      <text:p text:style-name="Standard"/>
      <text:p text:style-name="P3">Estructura proyecto:</text:p>
      <text:p text:style-name="Standard"/>
      <text:p text:style-name="Standard">Sobre el directorio raiz:</text:p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Standard">Parte de proyecto</text:p>
          </table:table-cell>
          <table:table-cell table:style-name="Tabla2.A1" office:value-type="string">
            <text:p text:style-name="Standard">Fichero / Directorio</text:p>
          </table:table-cell>
          <table:table-cell table:style-name="Tabla2.C1" office:value-type="string">
            <text:p text:style-name="Standard">URL</text:p>
          </table:table-cell>
        </table:table-row>
        <table:table-row>
          <table:table-cell table:style-name="Tabla2.A2" office:value-type="string">
            <text:p text:style-name="Standard">Aplicacion <text:tab/></text:p>
            <text:list xml:id="list40288230" text:style-name="L2">
              <text:list-item>
                <text:p text:style-name="P9">Servidor web</text:p>
              </text:list-item>
            </text:list>
          </table:table-cell>
          <table:table-cell table:style-name="Tabla2.A2" office:value-type="string">
            <text:p text:style-name="Standard">/app.js</text:p>
            <text:p text:style-name="Standard">/ bin/www</text:p>
          </table:table-cell>
          <table:table-cell table:style-name="Tabla2.C2" office:value-type="string">
            <text:p text:style-name="Standard"/>
            <text:p text:style-name="Standard">/</text:p>
          </table:table-cell>
        </table:table-row>
        <table:table-row>
          <table:table-cell table:style-name="Tabla2.A2" office:value-type="string">
            <text:p text:style-name="P5"><text:s/>ApiRest</text:p>
            <text:list xml:id="list40269825" text:style-name="L3">
              <text:list-item>
                <text:p text:style-name="P11">Modelo</text:p>
                <text:list>
                  <text:list-item>
                    <text:p text:style-name="P11">Esquema de datos</text:p>
                  </text:list-item>
                  <text:list-item>
                    <text:p text:style-name="P11">Logica de Negocio</text:p>
                    <text:list>
                      <text:list-item>
                        <text:p text:style-name="P11">Habitaciones</text:p>
                      </text:list-item>
                      <text:list-item>
                        <text:p text:style-name="P11">Clientes</text:p>
                      </text:list-item>
                      <text:list-item>
                        <text:p text:style-name="P11">Reservas</text:p>
                      </text:list-item>
                    </text:list>
                  </text:list-item>
                  <text:list-item>
                    <text:p text:style-name="P11">Enrutamiento</text:p>
                    <text:list>
                      <text:list-item>
                        <text:p text:style-name="P11">Reservas</text:p>
                      </text:list-item>
                      <text:list-item>
                        <text:p text:style-name="P11">Admin</text:p>
                        <text:list>
                          <text:list-item>
                            <text:p text:style-name="P11">Habitaciones</text:p>
                          </text:list-item>
                          <text:list-item>
                            <text:p text:style-name="P11">Cliente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Tests</text:p>
                    <text:list>
                      <text:list-item>
                        <text:p text:style-name="P11">Habitaciones</text:p>
                      </text:list-item>
                      <text:list-item>
                        <text:p text:style-name="P11">Clientes</text:p>
                      </text:list-item>
                      <text:list-item>
                        <text:p text:style-name="P11">Reserva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2.A2" office:value-type="string">
            <text:list xml:id="list40294048" text:style-name="L4">
              <text:list-item>
                <text:p text:style-name="P14">/api/</text:p>
              </text:list-item>
              <text:list-item>
                <text:p text:style-name="P14">/api/model/</text:p>
              </text:list-item>
              <text:list-item>
                <text:p text:style-name="P14">/api/model/schema.js</text:p>
              </text:list-item>
            </text:list>
            <text:p text:style-name="P7"/>
            <text:list xml:id="list40365428" text:continue-numbering="true" text:style-name="L4">
              <text:list-item>
                <text:p text:style-name="P14">/api/model/rooms.js</text:p>
              </text:list-item>
              <text:list-item>
                <text:p text:style-name="P14">/api/model/customers.js</text:p>
              </text:list-item>
              <text:list-item>
                <text:p text:style-name="P14">/api/model/bookings.js</text:p>
              </text:list-item>
              <text:list-item>
                <text:p text:style-name="P14">/api/route/</text:p>
              </text:list-item>
              <text:list-item>
                <text:p text:style-name="P14">/api/route/bookings.js</text:p>
              </text:list-item>
              <text:list-item>
                <text:p text:style-name="P14">/api/route/admin/</text:p>
              </text:list-item>
              <text:list-item>
                <text:p text:style-name="P14">/api/route/admin/rooms.js</text:p>
              </text:list-item>
              <text:list-item>
                <text:p text:style-name="P14">/api/route/admin/cusomers.js</text:p>
              </text:list-item>
            </text:list>
            <text:p text:style-name="P7"/>
            <text:list xml:id="list40340405" text:continue-numbering="true" text:style-name="L4">
              <text:list-item>
                <text:p text:style-name="P13"><text:span text:style-name="T1">/</text:span><text:span text:style-name="T1">api/test/test_rooms.js</text:span></text:p>
              </text:list-item>
              <text:list-item>
                <text:p text:style-name="P13"><text:span text:style-name="T1">/api/test/test_</text:span><text:span text:style-name="T1">cusomers</text:span><text:span text:style-name="T1">.js</text:span></text:p>
              </text:list-item>
              <text:list-item>
                <text:p text:style-name="P13"><text:span text:style-name="T1">/api/test/test_</text:span><text:span text:style-name="T1">bookings</text:span><text:span text:style-name="T1">.js</text:span></text:p>
              </text:list-item>
            </text:list>
          </table:table-cell>
          <table:table-cell table:style-name="Tabla2.C2" office:value-type="string">
            <text:p text:style-name="P5">/api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/api/bookings/</text:p>
            <text:p text:style-name="P5">/api/admin/</text:p>
            <text:p text:style-name="P5">api/admin/rooms/</text:p>
            <text:p text:style-name="P5">api/admin/customers/</text:p>
          </table:table-cell>
        </table:table-row>
        <table:table-row>
          <table:table-cell table:style-name="Tabla2.A2" office:value-type="string">
            <text:list xml:id="list40347439" text:continue-list="list40269825" text:style-name="L3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  <text:list-item>
                    <text:p text:style-name="P12">Enrutamiento</text:p>
                    <text:list>
                      <text:list-item>
                        <text:p text:style-name="P12">Index</text:p>
                      </text:list-item>
                      <text:list-item>
                        <text:p text:style-name="P12">Admin</text:p>
                      </text:list-item>
                    </text:list>
                  </text:list-item>
                </text:list>
              </text:list-item>
              <text:list-item>
                <text:p text:style-name="P12"><text:tab/>- web publica</text:p>
              </text:list-item>
              <text:list-item>
                <text:p text:style-name="P12"><text:tab/><text:tab/>- Angular 2</text:p>
              </text:list-item>
              <text:list-item>
                <text:p text:style-name="P12"><text:tab/><text:tab/>- Recursos estáticos</text:p>
              </text:list-item>
              <text:list-item>
                <text:p text:style-name="P12"><text:tab/><text:tab/><text:tab/>- Estilos</text:p>
                <text:list>
                  <text:list-item>
                    <text:list>
                      <text:list-item>
                        <text:p text:style-name="P12"><text:tab/><text:tab/><text:tab/>- Imagenes</text:p>
                      </text:list-item>
                    </text:list>
                  </text:list-item>
                  <text:list-item>
                    <text:p text:style-name="P12">Enrutamiento</text:p>
                    <text:list>
                      <text:list-item>
                        <text:p text:style-name="P12">Index</text:p>
                      </text:list-item>
                      <text:list-item>
                        <text:p text:style-name="P12">Admi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2.A2" office:value-type="string">
            <text:list xml:id="list40355086" text:continue-numbering="true" text:style-name="L3">
              <text:list-item>
                <text:list>
                  <text:list-item>
                    <text:p text:style-name="P10">/</text:p>
                  </text:list-item>
                </text:list>
              </text:list-item>
            </text:list>
            <text:p text:style-name="P4"><text:tab/><text:tab/><text:tab/>- <text:s text:c="2"/><text:tab/>/admin</text:p>
          </table:table-cell>
          <table:table-cell table:style-name="Tabla2.C2" office:value-type="string">
            <text:list xml:id="list40362443" text:continue-numbering="true"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2-16T20:16:38.79</dc:date>
    <meta:editing-duration>PT5H11M4S</meta:editing-duration>
    <meta:editing-cycles>14</meta:editing-cycles>
    <meta:generator>LibreOffice/3.5$Windows_x86 LibreOffice_project/7e68ba2-a744ebf-1f241b7-c506db1-7d53735</meta:generator>
    <meta:document-statistic meta:table-count="2" meta:image-count="0" meta:object-count="0" meta:page-count="1" meta:paragraph-count="93" meta:word-count="179" meta:character-count="1163" meta:non-whitespace-character-count="1106"/>
  </office:meta>
</office:document-meta>
</file>